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Droid Sans Devanagari1" svg:font-family="'Droid Sans Devanagari'" style:font-family-generic="swiss"/>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end" style:justify-single-word="false"/>
      <style:text-properties officeooo:rsid="0020bfa2" officeooo:paragraph-rsid="002acc41"/>
    </style:style>
    <style:style style:name="P2" style:family="paragraph" style:parent-style-name="Standard">
      <style:paragraph-properties fo:text-align="end" style:justify-single-word="false"/>
      <style:text-properties officeooo:rsid="002acc41" officeooo:paragraph-rsid="003630a8"/>
    </style:style>
    <style:style style:name="P3" style:family="paragraph" style:parent-style-name="Standard">
      <style:paragraph-properties fo:text-align="end" style:justify-single-word="false"/>
      <style:text-properties officeooo:rsid="002acc41" officeooo:paragraph-rsid="002acc41"/>
    </style:style>
    <style:style style:name="P4" style:family="paragraph" style:parent-style-name="Text_20_body">
      <style:paragraph-properties fo:text-align="start" style:justify-single-word="false"/>
      <style:text-properties officeooo:paragraph-rsid="0020bfa2"/>
    </style:style>
    <style:style style:name="P5" style:family="paragraph" style:parent-style-name="Text_20_body">
      <style:paragraph-properties fo:text-align="start" style:justify-single-word="false"/>
      <style:text-properties officeooo:paragraph-rsid="0039c3d7"/>
    </style:style>
    <style:style style:name="P6" style:family="paragraph" style:parent-style-name="Text_20_body">
      <style:paragraph-properties fo:text-align="start" style:justify-single-word="false"/>
      <style:text-properties officeooo:rsid="0038a065" officeooo:paragraph-rsid="0038a065"/>
    </style:style>
    <style:style style:name="P7" style:family="paragraph" style:parent-style-name="Standard">
      <style:paragraph-properties fo:text-align="start" style:justify-single-word="false"/>
      <style:text-properties style:text-position="0% 100%" officeooo:rsid="00276ed1" officeooo:paragraph-rsid="0020bfa2"/>
    </style:style>
    <style:style style:name="P8" style:family="paragraph" style:parent-style-name="Text_20_body">
      <style:paragraph-properties fo:text-align="start" style:justify-single-word="false"/>
      <style:text-properties style:text-position="0% 100%" officeooo:rsid="0038a065" officeooo:paragraph-rsid="0038a065"/>
    </style:style>
    <style:style style:name="P9" style:family="paragraph" style:parent-style-name="Text_20_body">
      <style:paragraph-properties fo:text-align="start" style:justify-single-word="false"/>
      <style:text-properties style:text-position="0% 100%" officeooo:rsid="00397ecf" officeooo:paragraph-rsid="00397ecf"/>
    </style:style>
    <style:style style:name="P10" style:family="paragraph" style:parent-style-name="Text_20_body">
      <style:paragraph-properties fo:text-align="start" style:justify-single-word="false" fo:break-before="page"/>
      <style:text-properties style:text-position="0% 100%" officeooo:rsid="00276ed1" officeooo:paragraph-rsid="0020bfa2"/>
    </style:style>
    <style:style style:name="T1" style:family="text">
      <style:text-properties officeooo:rsid="003630a8"/>
    </style:style>
    <style:style style:name="T2" style:family="text">
      <style:text-properties style:text-position="0% 100%"/>
    </style:style>
    <style:style style:name="T3" style:family="text">
      <style:text-properties style:text-position="0% 100%" officeooo:rsid="00276ed1"/>
    </style:style>
    <style:style style:name="T4" style:family="text">
      <style:text-properties style:text-position="0% 100%" officeooo:rsid="003630a8"/>
    </style:style>
    <style:style style:name="T5" style:family="text">
      <style:text-properties style:text-position="0% 100%" officeooo:rsid="0036aa92"/>
    </style:style>
    <style:style style:name="T6" style:family="text">
      <style:text-properties style:text-position="0% 100%" officeooo:rsid="0038411e"/>
    </style:style>
    <style:style style:name="T7" style:family="text">
      <style:text-properties style:text-position="0% 100%" officeooo:rsid="00385d22"/>
    </style:style>
    <style:style style:name="T8" style:family="text">
      <style:text-properties style:text-position="0% 100%" officeooo:rsid="0038a065"/>
    </style:style>
    <style:style style:name="T9" style:family="text">
      <style:text-properties style:text-position="0% 100%" officeooo:rsid="0039c3d7"/>
    </style:style>
    <style:style style:name="T10" style:family="text">
      <style:text-properties style:text-position="33% 80%"/>
    </style:style>
    <style:style style:name="T11" style:family="text">
      <style:text-properties style:text-position="-33% 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3">First material appears to be the silver cylinder. ﻿﻿First image was x60</text:span><text:span text:style-name="T4">k</text:span><text:span text:style-name="T3"> magnification</text:span><text:span text:style-name="T8"> near the edge</text:span><text:span text:style-name="T3">. </text:span><text:span text:style-name="T4">The resulting image appears to be inverted on the computer from the SEM screen.</text:span><text:span text:style-name="T5"> </text:span><text:span text:style-name="T8">There appear to be small particles on the cylinder that are much darker. </text:span><text:span text:style-name="T5">The associated spectrum appears to be satisfactory.</text:span><text:span text:style-name="T6"> It is mostly Fe with a small amount of Al, C, Br, and </text:span><text:span text:style-name="T7">Cu</text:span><text:span text:style-name="T6">.</text:span></text:p>
      <text:p text:style-name="P6"><text:span text:style-name="T6">T</text:span><text:span text:style-name="T2">he second image is more near the center. Again the magnification is x60k and there are small, dark particles on a uniformly gray background. The Fe peaks are much more prominent. There is a thin Br peak.</text:span></text:p>
      <text:p text:style-name="P8">Last material is the rock. First image is near the center at x50k magnification. We are getting very few counts compared to the other materials. The material appears to be mostly Fe, Ni, Zn, and Ca.</text:p>
      <text:p text:style-name="P9">Second observation of the rock material at x50k again has few counts compared to the other samples. Additionally, The two most prominent materials appear to be Fe and Ca.</text:p>
      <text:p text:style-name="P9">Again changing the location and increasing the magnification to x100k, the peaks are somewhat more prominent. The sample seems to be dominated by Fe, Zn, Ca, and O. </text:p>
      <text:p text:style-name="P5"><text:span text:style-name="T9">Possible candidate for the rock might be </text:span><text:span text:style-name="T2">Petedunnite, Ca(Zn,Mn</text:span><text:span text:style-name="T10">2+</text:span><text:span text:style-name="T2">,Mg,Fe</text:span><text:span text:style-name="T10">2+</text:span><text:span text:style-name="T2">)Si</text:span><text:span text:style-name="T11">2</text:span><text:span text:style-name="T2">O</text:span><text:span text:style-name="T11">6</text:span></text:p>
      <text:p text:style-name="P10">For data analysis, we will compare positions and intensities of peaks of the two sets for each sample.</text:p>
      <text:p text:style-name="Text_20_body">The data is saved in xy format in the .emsa file. To remove the commas in order to import to Excel/ROOT, we used:</text:p>
      <text:p text:style-name="Text_20_body">&gt; cat file.emsa | tr -d , &gt; file.xy</text:p>
      <text:p text:style-name="Text_20_body">This data will help us to identify peaks which the software could no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Droid Sans Devanagari1" svg:font-family="'Droid Sans Devanagari'" style:font-family-generic="swiss"/>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family-generic="roman"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officeooo:rsid="0020bfa2" officeooo:paragraph-rsid="002acc41"/>
    </style:style>
    <style:style style:name="MP2" style:family="paragraph" style:parent-style-name="Standard">
      <style:paragraph-properties fo:text-align="end" style:justify-single-word="false"/>
      <style:text-properties officeooo:rsid="002acc41" officeooo:paragraph-rsid="003630a8"/>
    </style:style>
    <style:style style:name="MP3" style:family="paragraph" style:parent-style-name="Standard">
      <style:paragraph-properties fo:text-align="end" style:justify-single-word="false"/>
      <style:text-properties officeooo:rsid="002acc41" officeooo:paragraph-rsid="002acc41"/>
    </style:style>
    <style:style style:name="MT1" style:family="text">
      <style:text-properties officeooo:rsid="003630a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Jamison Lahman</text:p>
        <text:p text:style-name="MP1">PHYS-3702</text:p>
        <text:p text:style-name="MP2"><text:span text:style-name="MT1">Mar 22</text:span>, 2017</text:p>
      </style:header>
      <style:header-first>
        <text:p text:style-name="MP1">Jamison Lahman</text:p>
        <text:p text:style-name="MP1">PHYS-3702</text:p>
        <text:p text:style-name="MP3"><text:span text:style-name="MT1">Mar</text:span> <text:span text:style-name="MT1">20</text:span>, 2017</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ison Lahman</meta:initial-creator>
    <meta:creation-date>2017-02-13T09:05:14.515472192</meta:creation-date>
    <meta:generator>LibreOffice/5.2.5.1$Linux_x86 LibreOffice_project/20m0$Build-1</meta:generator>
    <dc:date>2017-03-22T16:08:00.065962174</dc:date>
    <dc:creator>Jamison Lahman</dc:creator>
    <meta:editing-duration>PT1H7M21S</meta:editing-duration>
    <meta:editing-cycles>17</meta:editing-cycles>
    <meta:printed-by>Jamison Lahman</meta:printed-by>
    <meta:print-date>2017-03-13T13:54:35.731058492</meta:print-date>
    <meta:document-statistic meta:table-count="0" meta:image-count="0" meta:object-count="0" meta:page-count="2" meta:paragraph-count="16" meta:word-count="280" meta:character-count="1569" meta:non-whitespace-character-count="1306"/>
  </office:meta>
</office:document-meta>
</file>